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5398in" fo:break-before="auto" style:use-optimal-row-height="true"/>
    </style:style>
    <style:style style:name="ro6" style:family="table-row">
      <style:table-row-properties style:row-height="0.35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38">
      <style:table-cell-properties fo:padding="0.028in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6d6d6d" style:text-outline="false" style:text-line-through-style="none" style:font-name="JetBrai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font-name="JetBrains Mono" fo:font-size="9pt" fo:language="en" fo:country="US" fo:font-style="italic" fo:text-shadow="none" style:text-underline-style="none" style:text-underline-mode="continuous" style:text-overline-mode="continuous" style:text-line-through-mode="continuous" style:font-name-asian="JetBrains Mono" style:font-size-asian="9pt" style:language-asian="en" style:country-asian="US" style:font-style-asian="italic" style:font-size-complex="5.09999990463257pt" style:language-complex="en" style:country-complex="US" style:font-style-complex="italic" style:text-emphasize="none" style:font-relief="none" style:text-overline-style="none" style:text-overline-color="font-color"/>
    </style:style>
    <style:style style:name="T1" style:family="text">
      <style:text-properties fo:color="#6d6d6d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2" style:family="text">
      <style:text-properties fo:color="#98b61c" style:font-name="JetBrains Mono" fo:font-size="9pt" fo:font-style="italic" fo:font-weight="normal" style:font-name-asian="JetBrains Mono" style:font-size-asian="9pt" style:font-style-asian="italic" style:font-weight-asian="normal" style:font-name-complex="JetBrains Mono" style:font-size-complex="5.09999990463257pt" style:font-style-complex="italic" style:font-weight-complex="normal"/>
    </style:style>
    <style:style style:name="T3" style:family="text">
      <style:text-properties fo:color="#85609a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4" style:family="text">
      <style:text-properties fo:color="#99a8ba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5" style:family="text">
      <style:text-properties fo:color="#85609a" style:font-name="JetBrains Mono" fo:font-size="9pt" fo:font-style="italic" fo:font-weight="normal" style:font-name-asian="JetBrains Mono" style:font-size-asian="9pt" style:font-style-asian="italic" style:font-weight-asian="normal" style:font-name-complex="JetBrains Mono" style:font-size-complex="5.09999990463257pt" style:font-style-complex="italic" style:font-weight-complex="normal"/>
    </style:style>
    <style:style style:name="T6" style:family="text">
      <style:text-properties fo:color="#bf6426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7" style:family="text">
      <style:text-properties fo:color="#518843" style:font-name="JetBrains Mono" fo:font-size="9pt" fo:font-style="italic" fo:font-weight="bold" style:font-name-asian="JetBrains Mono" style:font-size-asian="9pt" style:font-style-asian="italic" style:font-weight-asian="bold" style:font-name-complex="JetBrains Mono" style:font-size-complex="5.09999990463257pt" style:font-style-complex="italic" style:font-weight-complex="bold"/>
    </style:style>
  </office:automatic-styles>
  <office:body>
    <office:spreadsheet>
      <table:table table:name="diary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3">
            <text:p>Saturday, August 23, 2025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>
            <text:p>Сегодня движ начался в 01:0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<text:s/>= мб дожидаться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надо разресёрчить что там с KillSwi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4">
            <text:p>Sunday, August 24, 202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Сегодня как будто был движ в 11:5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По итогу дотянули eth до 496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И дампнули в ~ 19:30 u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Плюс закололи битком вниз и вернули немного наверх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l" table:style-name="ta1" table:print="false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rent" table:style-name="ta1" table:print="false">
        <table:table-column table:style-name="co2" table:number-columns-repeated="1024" table:default-cell-style-name="ce1"/>
        <table:table-row table:style-name="ro1">
          <table:table-cell table:style-name="ce6" office:value-type="string">
            <text:p><text:span text:style-name="T7">@</text:span><text:span text:style-name="T2">todo | settings | DRY with TradingStyle?</text:span></text:p>
          </table:table-cell>
          <table:table-cell table:number-columns-repeated="1023"/>
        </table:table-row>
        <table:table-row table:style-name="ro1">
          <table:table-cell table:formula="of:=[$new.$B$11]" office:value-type="string" office:string-value="buyGrid on open">
            <text:p>buyGrid on o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ck breakeve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ymbolFIlt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ctiv evety 5 min?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ome stops grid to position after some pnl%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dd context for stop length and try to add to gri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ome dst =&gt; fix 1/3 + some stops grid to position after some pnl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<text:span text:style-name="T1">@</text:span><text:span text:style-name="T2">todo | martingale | only for shorts?</text:span></text:p>
          </table:table-cell>
          <table:table-cell table:number-columns-repeated="1023"/>
        </table:table-row>
        <table:table-row table:style-name="ro6">
          <table:table-cell/>
          <table:table-cell office:value-type="string">
            <text:p>ability to disable/enable some setting only for SIDE</text:p>
            <text:p><text:s text:c="2"/>+ test it!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trong stops de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so push fixations as cond when became actual (some dst from ta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osition closed notification</text:p>
          </table:table-cell>
          <table:table-cell table:number-columns-repeated="1023"/>
        </table:table-row>
        <table:table-row table:style-name="ro6">
          <table:table-cell office:value-type="string">
            <text:p>d</text:p>
            <text:p><text:s text:c="3"/>Auto handler that applies if c.t changed for some percent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" table:style-name="ta1" table:print="false">
        <table:table-column table:style-name="co2" table:number-columns-repeated="1024" table:default-cell-style-name="ce1"/>
        <table:table-row table:style-name="ro1">
          <table:table-cell office:value-type="string">
            <text:p>19.08.25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.08">
            <text:p>23.08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buyGrid on op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ders double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open: nearest ath – second condition</text:p>
            <text:p><text:s text:c="10"/>It has no sense to open near the bottom</text:p>
            <text:p><text:s text:c="10"/>Or near (some percent) from nearest right pullb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nd out if SMC works for shitcoi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y agg orders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sh stops" table:style-name="ta1" table:print="false">
        <table:table-column table:style-name="co2" table:number-columns-repeated="1024" table:default-cell-style-name="ce1"/>
        <table:table-row table:style-name="ro1">
          <table:table-cell table:style-name="ce3" office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rm | watch" table:style-name="ta1" table:print="false">
        <table:table-column table:style-name="co2" table:number-columns-repeated="1024" table:default-cell-style-name="ce1"/>
        <table:table-row table:style-name="ro1">
          <table:table-cell table:style-name="ce3" office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>
            <text:p><text:span text:style-name="T1">@</text:span><text:span text:style-name="T2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CheckOpenedPositionsStopsJob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eck that some position part is under stop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 check that `additionalStopFromLiquidationHandler` exists if there is no manual stops between ticker and liquidationPrice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y" table:style-name="ta1" table:print="false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Position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formula="of:=[$new.$B$11]" office:value-type="string" office:string-value="buyGrid on open">
            <text:p>buyGrid on open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ps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подумать над выбором mark vs index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<text:s text:c="8"/>if ($distanceWithLiquidation &lt;= $distanceToUseMarkPrice) {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<text:span text:style-name="T1"><text:s text:c="12"/></text:span><text:span text:style-name="T3">$triggerBy </text:span><text:span text:style-name="T4">= TriggerBy::</text:span><text:span text:style-name="T5">MarkPrice</text:span><text:span text:style-name="T6">; <text:s/></text:span><text:span text:style-name="T3">$currentPrice </text:span><text:span text:style-name="T4">= </text:span><text:span text:style-name="T3">$ticker</text:span><text:span text:style-name="T4">-&gt;</text:span><text:span text:style-name="T3">markPrice</text:span><text:span text:style-name="T6">;</text:span>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if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slow internet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08/29/2025</text:date>, <text:time>20:52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9T15:14:56</meta:creation-date>
    <meta:generator>OpenOffice/4.1.15$Unix OpenOffice.org_project/4115m2$Build-9813</meta:generator>
    <dc:date>2025-08-29T20:52:21</dc:date>
    <meta:editing-duration>P3DT5H32S</meta:editing-duration>
    <meta:editing-cycles>47</meta:editing-cycles>
    <meta:document-statistic meta:table-count="10" meta:cell-count="48" meta:object-count="0"/>
  </office:meta>
</office:document-meta>
</file>